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133" officeooo:paragraph-rsid="00018133"/>
    </style:style>
    <style:style style:name="P2" style:family="paragraph" style:parent-style-name="Standard">
      <style:text-properties officeooo:rsid="0002c1ac" officeooo:paragraph-rsid="0002c1ac"/>
    </style:style>
    <style:style style:name="P3" style:family="paragraph" style:parent-style-name="Standard">
      <style:text-properties officeooo:rsid="0002c1ac" officeooo:paragraph-rsid="0002c1ac"/>
    </style:style>
    <style:style style:name="P4" style:family="paragraph" style:parent-style-name="Standard">
      <style:text-properties officeooo:rsid="00042508" officeooo:paragraph-rsid="00042508"/>
    </style:style>
    <style:style style:name="P5" style:family="paragraph" style:parent-style-name="Standard">
      <style:text-properties officeooo:rsid="00018133" officeooo:paragraph-rsid="00018133"/>
    </style:style>
    <style:style style:name="P6" style:family="paragraph" style:parent-style-name="Standard">
      <style:text-properties officeooo:rsid="00018133" officeooo:paragraph-rsid="00042508"/>
    </style:style>
    <style:style style:name="P7" style:family="paragraph" style:parent-style-name="Standard">
      <style:text-properties officeooo:rsid="0002f84e" officeooo:paragraph-rsid="0002f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kermorrhelm</text:p>
      <text:p text:style-name="P4">Quest angenhommen von Sebas</text:p>
      <text:p text:style-name="P4"/>
      <text:p text:style-name="P2"/>
      <text:p text:style-name="P7">tenno poki – charisma</text:p>
      <text:p text:style-name="P7"/>
      <text:p text:style-name="P6">Meckerheim</text:p>
      <text:p text:style-name="P6"/>
      <text:p text:style-name="P6">Nachbarland Dersö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6-09T13:15:04.313000000</dc:date>
    <meta:editing-duration>PT1H25M54S</meta:editing-duration>
    <meta:editing-cycles>3</meta:editing-cycles>
    <meta:document-statistic meta:table-count="0" meta:image-count="0" meta:object-count="0" meta:page-count="1" meta:paragraph-count="5" meta:word-count="11" meta:character-count="88" meta:non-whitespace-character-count="80"/>
  </office:meta>
</office:document-meta>
</file>